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Consolas1" svg:font-family="Consolas, monospace"/>
    <style:font-face style:name="Google Sans" svg:font-family="'Google Sans', arial, sans-serif"/>
    <style:font-face style:name="Heebo" svg:font-family="Heeb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bs-font-monospace" svg:font-family="'var bs-font-monospace'"/>
  </office:font-face-decls>
  <office:automatic-styles>
    <style:style style:name="P1" style:family="paragraph" style:parent-style-name="Heading_20_2">
      <style:paragraph-properties fo:text-align="start" style:justify-single-word="false" fo:orphans="2" fo:widows="2"/>
      <style:text-properties officeooo:paragraph-rsid="00195237"/>
    </style:style>
    <style:style style:name="P2" style:family="paragraph" style:parent-style-name="Heading_20_2">
      <style:paragraph-properties fo:text-align="start" style:justify-single-word="false" fo:orphans="2" fo:widows="2"/>
      <style:text-properties officeooo:paragraph-rsid="001ade47"/>
    </style:style>
    <style:style style:name="P3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273239" loext:opacity="100%" style:font-name="Consolas1" fo:font-size="12pt" fo:letter-spacing="normal" fo:font-style="normal" fo:font-weight="normal" officeooo:paragraph-rsid="00154581"/>
    </style:style>
    <style:style style:name="P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273239" loext:opacity="100%" style:font-name="Consolas1" fo:font-size="12pt" fo:letter-spacing="normal" fo:font-style="normal" fo:font-weight="normal" officeooo:rsid="00172ac0" officeooo:paragraph-rsid="00172ac0"/>
    </style:style>
    <style:style style:name="P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273239" loext:opacity="100%" style:font-name="Consolas1" fo:font-size="12pt" fo:letter-spacing="normal" fo:font-style="normal" fo:font-weight="bold" officeooo:rsid="00172ac0" officeooo:paragraph-rsid="00172ac0" style:font-weight-asian="bold" style:font-weight-complex="bold"/>
    </style:style>
    <style:style style:name="P6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747579" loext:opacity="100%" fo:letter-spacing="normal" officeooo:paragraph-rsid="001ade47"/>
    </style:style>
    <style:style style:name="P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747579" loext:opacity="100%" fo:letter-spacing="normal" officeooo:paragraph-rsid="001ade47" fo:background-color="#b4c7dc"/>
    </style:style>
    <style:style style:name="P8" style:family="paragraph" style:parent-style-name="Preformatted_20_Text">
      <style:paragraph-properties fo:text-align="start" style:justify-single-word="false" fo:orphans="2" fo:widows="2"/>
      <style:text-properties officeooo:paragraph-rsid="00195237"/>
    </style:style>
    <style:style style:name="P9" style:family="paragraph" style:parent-style-name="Preformatted_20_Text">
      <style:paragraph-properties fo:text-align="start" style:justify-single-word="false" fo:orphans="2" fo:widows="2"/>
      <style:text-properties officeooo:paragraph-rsid="001ade47"/>
    </style:style>
    <style:style style:name="P1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4581"/>
    </style:style>
    <style:style style:name="P12" style:family="paragraph" style:parent-style-name="Standard">
      <style:paragraph-properties fo:text-align="start" style:justify-single-word="false" fo:orphans="2" fo:widows="2"/>
      <style:text-properties officeooo:paragraph-rsid="00154581"/>
    </style:style>
    <style:style style:name="P13" style:family="paragraph" style:parent-style-name="Standard" style:list-style-name="L1">
      <style:paragraph-properties fo:text-align="start" style:justify-single-word="false" fo:orphans="2" fo:widows="2"/>
      <style:text-properties officeooo:paragraph-rsid="00154581"/>
    </style:style>
    <style:style style:name="P14" style:family="paragraph" style:parent-style-name="Standard">
      <style:paragraph-properties fo:text-align="start" style:justify-single-word="false" fo:orphans="2" fo:widows="2"/>
      <style:text-properties officeooo:paragraph-rsid="00172ac0"/>
    </style:style>
    <style:style style:name="P15" style:family="paragraph" style:parent-style-name="Standard">
      <style:paragraph-properties fo:text-align="start" style:justify-single-word="false" fo:orphans="2" fo:widows="2"/>
      <style:text-properties officeooo:paragraph-rsid="00180c4b"/>
    </style:style>
    <style:style style:name="P16" style:family="paragraph" style:parent-style-name="Standard">
      <style:paragraph-properties fo:text-align="start" style:justify-single-word="false" fo:orphans="2" fo:widows="2"/>
      <style:text-properties officeooo:paragraph-rsid="00195237"/>
    </style:style>
    <style:style style:name="T1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Google Sans" fo:font-size="15pt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4" style:family="text">
      <style:text-properties fo:font-variant="normal" fo:text-transform="none" fo:color="#040c28" loext:opacity="100%" style:font-name="Google Sans" fo:font-size="15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273239" loext:opacity="100%" style:font-name="Consolas" fo:font-size="1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72ac0" fo:background-color="#ffffff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80c4b" fo:background-color="#ffffff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95237" fo:background-color="#ffffff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Consolas" fo:font-size="11pt" fo:letter-spacing="normal" fo:font-style="normal" fo:font-weight="normal" officeooo:rsid="00172ac0" fo:background-color="#dee7e5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Heebo" fo:font-size="19.5pt" fo:letter-spacing="normal" fo:font-style="normal" fo:font-weight="normal" officeooo:rsid="00180c4b" fo:background-color="#ffffff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Heebo" fo:font-size="19.5pt" fo:letter-spacing="normal" fo:font-style="normal" fo:font-weight="normal" officeooo:rsid="001ade47" fo:background-color="#ffffff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var bs-font-monospace" fo:font-size="11.25pt" fo:letter-spacing="normal" fo:font-style="normal" fo:font-weight="normal" officeooo:rsid="00180c4b" fo:background-color="#ffffff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var bs-font-monospace" fo:font-size="11.25pt" fo:letter-spacing="normal" fo:font-style="normal" fo:font-weight="normal" officeooo:rsid="001ade47" fo:background-color="#ffffff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var bs-font-monospace" fo:font-size="11.25pt" fo:letter-spacing="normal" fo:font-style="normal" fo:font-weight="normal" officeooo:rsid="001ade47" loext:padding="0cm" loext:border="none"/>
    </style:style>
    <style:style style:name="T17" style:family="text">
      <style:text-properties fo:font-variant="normal" fo:text-transform="none" fo:color="#000000" loext:opacity="100%" style:font-name="var bs-font-monospace" fo:font-size="11.25pt" fo:letter-spacing="normal" fo:font-style="normal" fo:font-weight="normal" officeooo:rsid="001ade47" fo:background-color="#b4c7dc" loext:char-shading-value="0" loext:padding="0cm" loext:border="none"/>
    </style:style>
    <style:style style:name="T18" style:family="text">
      <style:text-properties fo:font-variant="normal" fo:text-transform="none" fo:color="#000000" loext:opacity="100%" style:font-name="var bs-font-monospace" fo:font-size="11.25pt" fo:letter-spacing="normal" fo:font-style="normal" fo:font-weight="normal" officeooo:rsid="001ade47" fo:background-color="#b4c7dc" loext:char-shading-value="0" loext:padding="0cm" loext:border="none"/>
    </style:style>
    <style:style style:name="T19" style:family="text">
      <style:text-properties fo:font-variant="normal" fo:text-transform="none" fo:color="#0000ff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0088" loext:opacity="100%" style:font-name="var bs-font-monospace" fo:font-size="11.25pt" fo:letter-spacing="normal" fo:font-style="normal" fo:font-weight="normal" officeooo:rsid="00180c4b" fo:background-color="#ffffff" loext:char-shading-value="0" loext:padding="0cm" loext:border="none"/>
    </style:style>
    <style:style style:name="T21" style:family="text">
      <style:text-properties fo:font-variant="normal" fo:text-transform="none" fo:color="#000088" loext:opacity="100%" style:font-name="var bs-font-monospace" fo:font-size="11.25pt" fo:letter-spacing="normal" fo:font-style="normal" fo:font-weight="normal" officeooo:rsid="001ade47" fo:background-color="#ffffff" loext:char-shading-value="0" loext:padding="0cm" loext:border="none"/>
    </style:style>
    <style:style style:name="T22" style:family="text">
      <style:text-properties fo:font-variant="normal" fo:text-transform="none" fo:color="#666600" loext:opacity="100%" style:font-name="var bs-font-monospace" fo:font-size="11.25pt" fo:letter-spacing="normal" fo:font-style="normal" fo:font-weight="normal" officeooo:rsid="00180c4b" fo:background-color="#ffffff" loext:char-shading-value="0" loext:padding="0cm" loext:border="none"/>
    </style:style>
    <style:style style:name="T23" style:family="text">
      <style:text-properties fo:font-variant="normal" fo:text-transform="none" fo:color="#666600" loext:opacity="100%" style:font-name="var bs-font-monospace" fo:font-size="11.25pt" fo:letter-spacing="normal" fo:font-style="normal" fo:font-weight="normal" officeooo:rsid="001ade47" fo:background-color="#ffffff" loext:char-shading-value="0" loext:padding="0cm" loext:border="none"/>
    </style:style>
    <style:style style:name="T24" style:family="text">
      <style:text-properties fo:font-variant="normal" fo:text-transform="none" fo:color="#006666" loext:opacity="100%" style:font-name="var bs-font-monospace" fo:font-size="11.25pt" fo:letter-spacing="normal" fo:font-style="normal" fo:font-weight="normal" officeooo:rsid="00180c4b" fo:background-color="#ffffff" loext:char-shading-value="0" loext:padding="0cm" loext:border="none"/>
    </style:style>
    <style:style style:name="T25" style:family="text">
      <style:text-properties fo:font-variant="normal" fo:text-transform="none" fo:color="#006666" loext:opacity="100%" style:font-name="var bs-font-monospace" fo:font-size="11.25pt" fo:letter-spacing="normal" fo:font-style="normal" fo:font-weight="normal" officeooo:rsid="001ade47" fo:background-color="#ffffff" loext:char-shading-value="0" loext:padding="0cm" loext:border="none"/>
    </style:style>
    <style:style style:name="T26" style:family="text">
      <style:text-properties fo:font-variant="normal" fo:text-transform="none" style:font-name="var bs-font-monospace" fo:font-size="11.25pt" fo:letter-spacing="normal" fo:font-style="normal" fo:font-weight="normal" officeooo:rsid="001ade47" fo:background-color="#ffffff" loext:char-shading-value="0" loext:padding="0cm" loext:border="none"/>
    </style:style>
    <style:style style:name="T27" style:family="text">
      <style:text-properties fo:font-variant="normal" fo:text-transform="none" fo:color="#660066" loext:opacity="100%" style:font-name="var bs-font-monospace" fo:font-size="11.25pt" fo:letter-spacing="normal" fo:font-style="normal" fo:font-weight="normal" officeooo:rsid="00180c4b" fo:background-color="#ffffff" loext:char-shading-value="0" loext:padding="0cm" loext:border="none"/>
    </style:style>
    <style:style style:name="T28" style:family="text">
      <style:text-properties fo:font-variant="normal" fo:text-transform="none" fo:color="#660066" loext:opacity="100%" style:font-name="var bs-font-monospace" fo:font-size="11.25pt" fo:letter-spacing="normal" fo:font-style="normal" fo:font-weight="normal" officeooo:rsid="001ade47" fo:background-color="#ffffff" loext:char-shading-value="0" loext:padding="0cm" loext:border="none"/>
    </style:style>
    <style:style style:name="T29" style:family="text">
      <style:text-properties fo:color="#202124" loext:opacity="100%" style:font-name="Google Sans" fo:font-size="15pt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var bs-font-monospace" fo:font-size="11.25pt" fo:font-style="normal" fo:font-weight="normal"/>
    </style:style>
    <style:style style:name="T32" style:family="text">
      <style:text-properties fo:color="#000088" loext:opacity="100%" style:font-name="var bs-font-monospace" fo:font-size="11.25pt" fo:font-style="normal" fo:font-weight="normal"/>
    </style:style>
    <style:style style:name="T33" style:family="text">
      <style:text-properties fo:color="#666600" loext:opacity="100%" style:font-name="var bs-font-monospace" fo:font-size="11.25pt" fo:font-style="normal" fo:font-weight="normal"/>
    </style:style>
    <style:style style:name="T34" style:family="text">
      <style:text-properties fo:color="#006666" loext:opacity="100%" style:font-name="var bs-font-monospace" fo:font-size="11.25pt" fo:font-style="normal" fo:font-weight="normal"/>
    </style:style>
    <style:style style:name="T35" style:family="text">
      <style:text-properties fo:color="#660066" loext:opacity="100%" style:font-name="var bs-font-monospace" fo:font-size="11.25pt" fo:font-style="normal" fo:font-weight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def main(args: Array[String]):</text:span></text:p>
      <text:p text:style-name="P11"><text:span text:style-name="T1"/></text:p>
      <text:list xml:id="list3109127076" text:style-name="L1">
        <text:list-item>
          <text:p text:style-name="P13"><text:span text:style-name="T4">def </text:span><text:span text:style-name="T3"><text:s/>is used to define the function</text:span></text:p>
        </text:list-item>
        <text:list-item>
          <text:p text:style-name="P13"><text:span text:style-name="T4">“main”</text:span><text:span text:style-name="T3"> is the name of Main Method</text:span><text:span text:style-name="T1">. </text:span></text:p>
        </text:list-item>
        <text:list-item>
          <text:p text:style-name="P13"><text:span text:style-name="T2">args: Array[String] </text:span><text:span text:style-name="T1">are used for the command line arguments. </text:span></text:p>
        </text:list-item>
      </text:list>
      <text:p text:style-name="P4"><text:span text:style-name="T29"/></text:p>
      <text:p text:style-name="P5"><text:span text:style-name="T29">Array: </text:span></text:p>
      <text:p text:style-name="P4"><text:span text:style-name="T29"/></text:p>
      <text:p text:style-name="P3"><text:span text:style-name="T29">var arrayname = new Array[datatype](size)</text:span></text:p>
      <text:p text:style-name="P3"><text:span text:style-name="T29"/></text:p>
      <text:p text:style-name="P12"><text:span text:style-name="Source_20_Text"><text:span text:style-name="T6">var</text:span></text:span><text:span text:style-name="T5"> </text:span><text:span text:style-name="Source_20_Text"><text:span text:style-name="T7">days </text:span></text:span><text:span text:style-name="Source_20_Text"><text:span text:style-name="T6">=</text:span></text:span><text:span text:style-name="T5"> </text:span><text:span text:style-name="Source_20_Text"><text:span text:style-name="T7">Array(</text:span></text:span><text:span text:style-name="Source_20_Text"><text:span text:style-name="T19">"Sunday"</text:span></text:span><text:span text:style-name="Source_20_Text"><text:span text:style-name="T7">, </text:span></text:span><text:span text:style-name="Source_20_Text"><text:span text:style-name="T19">"Monday"</text:span></text:span><text:span text:style-name="Source_20_Text"><text:span text:style-name="T7">, </text:span></text:span><text:span text:style-name="Source_20_Text"><text:span text:style-name="T19">"Tuesday"</text:span></text:span><text:span text:style-name="Source_20_Text"><text:span text:style-name="T8">)</text:span></text:span></text:p>
      <text:p text:style-name="P12"><text:span text:style-name="Source_20_Text"><text:span text:style-name="T8"/></text:span></text:p>
      <text:p text:style-name="P14"><text:span text:style-name="Source_20_Text"><text:span text:style-name="T8">days(0) : for </text:span></text:span><text:span text:style-name="Source_20_Text"><text:span text:style-name="T11">access</text:span></text:span><text:span text:style-name="Source_20_Text"><text:span text:style-name="T8"> the element from array</text:span></text:span></text:p>
      <text:p text:style-name="P14"><text:span text:style-name="Source_20_Text"><text:span text:style-name="T8"/></text:span></text:p>
      <text:p text:style-name="P16"><text:span text:style-name="Source_20_Text"><text:span text:style-name="T10">days(1) : “hero”; <text:s/>for inserting into it.</text:span></text:span></text:p>
      <text:p text:style-name="P14"><text:span text:style-name="Source_20_Text"><text:span text:style-name="T8"/></text:span></text:p>
      <text:p text:style-name="P14"><text:span text:style-name="Source_20_Text"><text:span text:style-name="T8">for(m1&lt;-days){</text:span></text:span></text:p>
      <text:p text:style-name="P14"><text:span text:style-name="Source_20_Text"><text:span text:style-name="T8">println(m1)</text:span></text:span></text:p>
      <text:p text:style-name="P14"><text:span text:style-name="Source_20_Text"><text:span text:style-name="T8">}</text:span></text:span></text:p>
      <text:p text:style-name="P14"><text:span text:style-name="Source_20_Text"><text:span text:style-name="T8"/></text:span></text:p>
      <text:p text:style-name="P15"><text:span text:style-name="Source_20_Text"><text:span text:style-name="T9">until : 0 until 10 ( i.e 0 to 9 </text:span></text:span><text:span text:style-name="Source_20_Text"><text:span text:style-name="T10">i.e end is not included</text:span></text:span><text:span text:style-name="Source_20_Text"><text:span text:style-name="T9">)</text:span></text:span></text:p>
      <text:p text:style-name="P12"><text:span text:style-name="T1"/></text:p>
      <text:p text:style-name="P16"><text:span text:style-name="Source_20_Text"><text:span text:style-name="T10">to</text:span></text:span><text:span text:style-name="Source_20_Text"><text:span text:style-name="T9"> : 0 </text:span></text:span><text:span text:style-name="Source_20_Text"><text:span text:style-name="T10">to</text:span></text:span><text:span text:style-name="Source_20_Text"><text:span text:style-name="T9"> 10 ( i.e </text:span></text:span><text:span text:style-name="Source_20_Text"><text:span text:style-name="T10">start and end is included</text:span></text:span><text:span text:style-name="Source_20_Text"><text:span text:style-name="T9">)</text:span></text:span></text:p>
      <text:p text:style-name="P16"><text:span text:style-name="Source_20_Text"><text:span text:style-name="T9"/></text:span></text:p>
      <text:p text:style-name="P16"><text:span text:style-name="Source_20_Text"><text:span text:style-name="T9"/></text:span></text:p>
      <text:h text:style-name="P1" text:outline-level="2"><text:span text:style-name="Source_20_Text"><text:span text:style-name="T12">Concatenate Arrays</text:span></text:span></text:h>
      <text:p text:style-name="P8"><text:span text:style-name="Source_20_Text"><text:span text:style-name="T20">var</text:span></text:span><text:span text:style-name="Source_20_Text"><text:span text:style-name="T14"> </text:span></text:span><text:span text:style-name="Source_20_Text"><text:span text:style-name="T15">list</text:span></text:span><text:span text:style-name="Source_20_Text"><text:span text:style-name="T14">1 </text:span></text:span><text:span text:style-name="Source_20_Text"><text:span text:style-name="T22">=</text:span></text:span><text:span text:style-name="Source_20_Text"><text:span text:style-name="T14"> </text:span></text:span><text:span text:style-name="Source_20_Text"><text:span text:style-name="T27">Array</text:span></text:span><text:span text:style-name="Source_20_Text"><text:span text:style-name="T22">(</text:span></text:span><text:span text:style-name="Source_20_Text"><text:span text:style-name="T24">1.9</text:span></text:span><text:span text:style-name="Source_20_Text"><text:span text:style-name="T22">,</text:span></text:span><text:span text:style-name="Source_20_Text"><text:span text:style-name="T14"> </text:span></text:span><text:span text:style-name="Source_20_Text"><text:span text:style-name="T24">2.9</text:span></text:span><text:span text:style-name="Source_20_Text"><text:span text:style-name="T22">,</text:span></text:span><text:span text:style-name="Source_20_Text"><text:span text:style-name="T14"> </text:span></text:span><text:span text:style-name="Source_20_Text"><text:span text:style-name="T24">3.4</text:span></text:span><text:span text:style-name="Source_20_Text"><text:span text:style-name="T22">,</text:span></text:span><text:span text:style-name="Source_20_Text"><text:span text:style-name="T14"> </text:span></text:span><text:span text:style-name="Source_20_Text"><text:span text:style-name="T24">3.5</text:span></text:span><text:span text:style-name="Source_20_Text"><text:span text:style-name="T22">)</text:span></text:span></text:p>
      <text:p text:style-name="P8"><text:span text:style-name="Source_20_Text"><text:span text:style-name="T22"/></text:span></text:p>
      <text:p text:style-name="P9"><text:span text:style-name="Source_20_Text"><text:span text:style-name="T15">var list2=Array(2,3,4,5,6,7)</text:span></text:span></text:p>
      <text:p text:style-name="P9"><text:span text:style-name="Source_20_Text"><text:span text:style-name="T15"/></text:span></text:p>
      <text:p text:style-name="P9"><text:span text:style-name="Source_20_Text"><text:span text:style-name="T18">var list3=concat(list1, list2)</text:span></text:span></text:p>
      <text:p text:style-name="P7"><text:span text:style-name="T30"/></text:p>
      <text:p text:style-name="P6"/>
      <text:p text:style-name="P16"><text:span text:style-name="Source_20_Text"><text:span text:style-name="T9"/></text:span></text:p>
      <text:p text:style-name="P16"><text:span text:style-name="Source_20_Text"><text:span text:style-name="T9"/></text:span></text:p>
      <text:h text:style-name="P1" text:outline-level="2"><text:span text:style-name="Source_20_Text"><text:span text:style-name="T12">Create Array with Range</text:span></text:span></text:h>
      <text:p text:style-name="P8"><text:span text:style-name="Source_20_Text"><text:span text:style-name="T20">var</text:span></text:span><text:span text:style-name="Source_20_Text"><text:span text:style-name="T14"> myList1 </text:span></text:span><text:span text:style-name="Source_20_Text"><text:span text:style-name="T22">=</text:span></text:span><text:span text:style-name="Source_20_Text"><text:span text:style-name="T14"> range</text:span></text:span><text:span text:style-name="Source_20_Text"><text:span text:style-name="T22">(</text:span></text:span><text:span text:style-name="Source_20_Text"><text:span text:style-name="T24">10</text:span></text:span><text:span text:style-name="Source_20_Text"><text:span text:style-name="T22">,</text:span></text:span><text:span text:style-name="Source_20_Text"><text:span text:style-name="T14"> </text:span></text:span><text:span text:style-name="Source_20_Text"><text:span text:style-name="T24">20</text:span></text:span><text:span text:style-name="Source_20_Text"><text:span text:style-name="T22">,</text:span></text:span><text:span text:style-name="Source_20_Text"><text:span text:style-name="T14"> </text:span></text:span><text:span text:style-name="Source_20_Text"><text:span text:style-name="T24">2</text:span></text:span><text:span text:style-name="Source_20_Text"><text:span text:style-name="T22">) <text:s/>/</text:span></text:span><text:span text:style-name="Source_20_Text"><text:span text:style-name="T14">/ </text:span></text:span><text:span text:style-name="Source_20_Text"><text:span text:style-name="T15">increment by 2</text:span></text:span></text:p>
      <text:p text:style-name="P8"><text:span text:style-name="Source_20_Text"><text:span text:style-name="T15"/></text:span></text:p>
      <text:p text:style-name="P9"><text:span text:style-name="Source_20_Text"><text:span text:style-name="T15">var list=range(12,23) <text:s text:c="16"/>// incremenbt by 1</text:span></text:span></text:p>
      <text:p text:style-name="P9"><text:span text:style-name="Source_20_Text"><text:span text:style-name="T15"/></text:span></text:p>
      <text:h text:style-name="P2" text:outline-level="2"><text:span text:style-name="Source_20_Text"><text:span text:style-name="T13">Multi-Dimensional Arrays</text:span></text:span></text:h>
      <text:p text:style-name="P9"><text:span text:style-name="Source_20_Text"><text:span text:style-name="T15"/></text:span></text:p>
      <text:p text:style-name="P9"><text:span text:style-name="Source_20_Text"><text:span text:style-name="T15"/></text:span></text:p>
      <text:p text:style-name="P9"><text:span text:style-name="Source_20_Text"><text:span text:style-name="T21">var</text:span></text:span><text:span text:style-name="Source_20_Text"><text:span text:style-name="T15"> myMatrix </text:span></text:span><text:span text:style-name="Source_20_Text"><text:span text:style-name="T23">=</text:span></text:span><text:span text:style-name="Source_20_Text"><text:span text:style-name="T15"> ofDim</text:span></text:span><text:span text:style-name="Source_20_Text"><text:span text:style-name="T23">[</text:span></text:span><text:span text:style-name="Source_20_Text"><text:span text:style-name="T28">Int</text:span></text:span><text:span text:style-name="Source_20_Text"><text:span text:style-name="T23">](</text:span></text:span><text:span text:style-name="Source_20_Text"><text:span text:style-name="T25">3</text:span></text:span><text:span text:style-name="Source_20_Text"><text:span text:style-name="T23">,</text:span></text:span><text:span text:style-name="Source_20_Text"><text:span text:style-name="T25">3</text:span></text:span><text:span text:style-name="Source_20_Text"><text:span text:style-name="T23">)</text:span></text:span></text:p>
      <text:p text:style-name="P9"><text:span text:style-name="Source_20_Text"><text:span text:style-name="T15"/></text:span></text:p>
      <text:p text:style-name="P8"><text:soft-page-break/><text:span text:style-name="Source_20_Text"><text:span text:style-name="T23"/></text:span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Consolas1" svg:font-family="Consolas, monospace"/>
    <style:font-face style:name="Google Sans" svg:font-family="'Google Sans', arial, sans-serif"/>
    <style:font-face style:name="Heebo" svg:font-family="Heeb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9:19:44.162499647</meta:creation-date>
    <dc:date>2023-07-14T21:04:22.730139031</dc:date>
    <meta:editing-duration>PT2M46S</meta:editing-duration>
    <meta:editing-cycles>1</meta:editing-cycles>
    <meta:document-statistic meta:table-count="0" meta:image-count="0" meta:object-count="0" meta:page-count="2" meta:paragraph-count="23" meta:word-count="126" meta:character-count="765" meta:non-whitespace-character-count="643"/>
    <meta:generator>LibreOffice/7.3.7.2$Linux_X86_64 LibreOffice_project/30$Build-2</meta:generator>
  </office:meta>
</office:document-meta>
</file>